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color="#000000" loext:opacity="100%" fo:font-size="10pt" style:font-size-asian="10pt" style:font-size-complex="10pt"/>
    </style:style>
    <style:style style:name="P2" style:family="paragraph" style:parent-style-name="Standard">
      <style:text-properties fo:color="#000000" loext:opacity="100%" fo:font-size="10pt" style:font-size-asian="10pt" style:font-size-complex="10pt"/>
    </style:style>
    <style:style style:name="P3" style:family="paragraph" style:parent-style-name="Heading_20_1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4" style:family="paragraph" style:parent-style-name="Heading_20_2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5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P8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fo:font-variant="normal" fo:text-transform="none" fo:color="#000000" loext:opacity="100%" style:font-name="DeepSeek-CJK-patch" fo:font-size="10pt" fo:letter-spacing="normal" fo:font-style="normal" fo:font-weight="normal" officeooo:paragraph-rsid="00182c43" style:font-size-asian="10pt" style:font-size-complex="10pt"/>
    </style:style>
    <style:style style:name="P9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P10" style:family="paragraph" style:parent-style-name="Horizontal_20_Line">
      <style:text-properties fo:font-variant="normal" fo:text-transform="none" fo:color="#000000" loext:opacity="100%" style:font-name="DeepSeek-CJK-patch" fo:font-size="10pt" fo:letter-spacing="normal" fo:font-style="normal" fo:font-weight="normal" officeooo:paragraph-rsid="00182c43" style:font-size-asian="10pt" style:font-size-complex="10pt"/>
    </style:style>
    <style:style style:name="P11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12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officeooo:paragraph-rsid="0019d296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P15" style:family="paragraph" style:parent-style-name="Text_20_body" style:list-style-name="L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T1" style:family="text"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00" loext:opacity="100%" style:font-name="DeepSeek-CJK-patch" fo:font-size="10pt" fo:letter-spacing="normal" fo:font-style="normal" fo:font-weight="normal" officeooo:rsid="0019d296" style:font-size-asian="10pt" style:font-size-complex="10pt"/>
    </style:style>
    <style:style style:name="T4" style:family="text">
      <style:text-properties fo:font-variant="normal" fo:text-transform="none" fo:color="#000000" loext:opacity="100%" style:font-name="DeepSeek-CJK-patch" fo:font-size="10pt" fo:letter-spacing="normal" fo:font-style="normal" style:font-size-asian="10pt" style:font-size-complex="10pt"/>
    </style:style>
    <style:style style:name="T5" style:family="text">
      <style:text-properties fo:font-variant="normal" fo:text-transform="none" fo:color="#000000" loext:opacity="100%" style:font-name="DeepSeek-CJK-patch" fo:font-size="16pt" fo:letter-spacing="normal" fo:font-style="normal" fo:font-weight="normal" style:font-size-asian="16pt" style:font-size-complex="16pt"/>
    </style:style>
    <style:style style:name="T6" style:family="text">
      <style:text-properties fo:font-variant="normal" fo:text-transform="none" fo:color="#000000" loext:opacity="100%" style:font-name="DeepSeek-CJK-patch" fo:font-size="16pt" fo:letter-spacing="normal" fo:font-style="normal" fo:font-weight="normal" officeooo:rsid="0018b81e" style:font-size-asian="16pt" style:font-size-complex="16pt"/>
    </style:style>
    <style:style style:name="T7" style:family="text">
      <style:text-properties fo:font-variant="normal" fo:text-transform="none" fo:color="#000000" loext:opacity="100%" fo:font-size="10pt" fo:letter-spacing="normal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8b81e"/>
    </style:style>
    <style:style style:name="T10" style:family="text">
      <style:text-properties officeooo:rsid="0019d296"/>
    </style:style>
    <style:style style:name="T11" style:family="text">
      <style:text-properties style:text-position="super 58%" officeooo:rsid="0019d296"/>
    </style:style>
    <style:style style:name="T12" style:family="text">
      <style:text-properties style:text-position="0% 100%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Strong_20_Emphasis"><text:span text:style-name="T6">Muhammad</text:span></text:span><text:span text:style-name="Strong_20_Emphasis"><text:span text:style-name="T5"> </text:span></text:span><text:span text:style-name="Strong_20_Emphasis"><text:span text:style-name="T6">Ashraf</text:span></text:span></text:h>
      <text:p text:style-name="P8">📍 <text:span text:style-name="T9">Giza</text:span>, <text:span text:style-name="T9">Egypt</text:span> • 📞 <text:span text:style-name="T9">+201010508556</text:span> • 📧 <text:span text:style-name="T9">muh7ammadashraf@gmail.com</text:span> • 🌐 [GitHub] | [LinkedIn]</text:p>
      <text:p text:style-name="P6"><text:span text:style-name="Strong_20_Emphasis"><text:span text:style-name="T1">Professional Summary</text:span></text:span></text:p>
      <text:p text:style-name="P7">Passionate and self-motivated tech enthusiast with hands-on experience in containerization, CI/CD pipelines, and full-stack development. Proficient in Docker, Kubernetes, and Jenkins with a solid foundation in programming languages including C++, Python, and Java. Adept at web development using HTML, CSS, and MySQL. Recently explored Coolify and gained a working understanding of AWS deployment and DevOps workflows. Eager to contribute to innovative tech teams and grow in a dynamic DevOps or software development role.</text:p>
      <text:p text:style-name="P1"/>
      <text:h text:style-name="P5" text:outline-level="3"><text:span text:style-name="Strong_20_Emphasis"><text:span text:style-name="T4">Education</text:span></text:span></text:h>
      <text:p text:style-name="Text_20_body"><text:span text:style-name="Strong_20_Emphasis"><text:span text:style-name="T9">Mansoura University</text:span></text:span><text:line-break/><text:span text:style-name="Emphasis">Degree (e.g., BSc in </text:span><text:span text:style-name="Emphasis"><text:span text:style-name="T9">communications and electronics</text:span></text:span><text:span text:style-name="Emphasis">)</text:span><text:line-break/><text:span text:style-name="T9">2015</text:span> – <text:span text:style-name="T9">2023</text:span></text:p>
      <text:p text:style-name="P1"/>
      <text:h text:style-name="P4" text:outline-level="2"><text:span text:style-name="Strong_20_Emphasis"><text:span text:style-name="T1">Work Experience</text:span></text:span></text:h>
      <text:h text:style-name="P12" text:outline-level="3"><text:span text:style-name="Strong_20_Emphasis"><text:span text:style-name="T3">DevOps Engineer</text:span></text:span></text:h>
      <text:p text:style-name="P7"><text:span text:style-name="T10">Cyparta</text:span> | <text:span text:style-name="T10">Jan 2025</text:span> | <text:span text:style-name="T10">6</text:span><text:span text:style-name="T11">th</text:span><text:span text:style-name="T10"> october</text:span></text:p>
      <text:list text:style-name="L1">
        <text:list-item>
          <text:p text:style-name="P13">Designed and tested [mention a key project, e.g., a PCB circuit, IoT device, or communication protocol].</text:p>
        </text:list-item>
        <text:list-item>
          <text:p text:style-name="P13">Assisted in troubleshooting and optimizing [specific systems, e.g., RF circuits, network configurations].</text:p>
        </text:list-item>
        <text:list-item>
          <text:p text:style-name="P13">Collaborated with senior engineers to develop [mention any relevant contribution].</text:p>
        </text:list-item>
        <text:list-item>
          <text:p text:style-name="P13">Gained hands-on experience with [tools/software, e.g., MATLAB, LabVIEW, Altium, Cisco Packet Tracer]</text:p>
        </text:list-item>
      </text:list>
      <text:p text:style-name="P1"/>
      <text:h text:style-name="P4" text:outline-level="2"><text:soft-page-break/><text:span text:style-name="Strong_20_Emphasis"><text:span text:style-name="T1">Technical Skills</text:span></text:span></text:h>
      <text:p text:style-name="P11"><text:span text:style-name="T7">✅ </text:span><text:span text:style-name="Strong_20_Emphasis"><text:span text:style-name="T2">Programming:</text:span></text:span><text:span text:style-name="T2"> C/C++, Python (for automation/embedded systems), </text:span><text:span text:style-name="T3">Java</text:span><text:span text:style-name="T2"><text:line-break/>✅ </text:span><text:span text:style-name="Strong_20_Emphasis"><text:span text:style-name="T2">Software/Tools:</text:span></text:span><text:span text:style-name="T2"> MATLAB, Cisco Packet Tracer, Proteus<text:line-break/>✅ </text:span><text:span text:style-name="Strong_20_Emphasis"><text:span text:style-name="T2">Hardware:</text:span></text:span><text:span text:style-name="T2"> Microcontrollers (ARM, AVR, PIC), </text:span><text:span text:style-name="T3">Arduino</text:span><text:span text:style-name="T2">, IoT Devices<text:line-break/>✅ </text:span><text:span text:style-name="Strong_20_Emphasis"><text:span text:style-name="T2">Networking:</text:span></text:span><text:span text:style-name="T2"> TCP/IP, LTE, 5G Basics, RF Systems</text:span></text:p>
      <text:p text:style-name="P1"/>
      <text:h text:style-name="P9" text:outline-level="3"><text:span text:style-name="Strong_20_Emphasis"><text:span text:style-name="T8">Projects</text:span></text:span></text:h>
      <text:p text:style-name="Text_20_body"><text:span text:style-name="Emphasis">(Include any projects you've done—even personal ones. Here's a template for now)</text:span></text:p>
      <text:p text:style-name="Text_20_body"><text:span text:style-name="Strong_20_Emphasis">Project Name – Short Title</text:span><text:line-break/><text:span text:style-name="Emphasis">Role: Developer | Tools: Docker, Python, MySQL, etc.</text:span></text:p>
      <text:list text:style-name="L3">
        <text:list-item>
          <text:p text:style-name="P16">Brief one-line description of the project.</text:p>
        </text:list-item>
        <text:list-item>
          <text:p text:style-name="P16">Highlight what <text:span text:style-name="Emphasis">you</text:span> did and what problem it solved.</text:p>
        </text:list-item>
      </text:list>
      <text:p text:style-name="Text_20_body"><text:span text:style-name="Strong_20_Emphasis">Portfolio Site (if any)</text:span></text:p>
      <text:list text:style-name="L4">
        <text:list-item>
          <text:p text:style-name="P17">Description or link to hosted version (e.g., deployed using Coolify or AWS).</text:p>
        </text:list-item>
      </text:list>
      <text:p text:style-name="P10"><text:span text:style-name="Strong_20_Emphasis"><text:span text:style-name="T2"/></text:span></text:p>
      <text:h text:style-name="P4" text:outline-level="2"><text:span text:style-name="Strong_20_Emphasis"><text:span text:style-name="T1">Languages</text:span></text:span></text:h>
      <text:list text:style-name="L5">
        <text:list-item>
          <text:p text:style-name="P15">English (Fluent)</text:p>
        </text:list-item>
        <text:list-item>
          <text:p text:style-name="P15">[Other Language if applicable]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9:29:16.815347163</meta:creation-date>
    <dc:date>2025-05-04T12:34:25.961233903</dc:date>
    <meta:editing-duration>PT17M3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25" meta:word-count="271" meta:character-count="1867" meta:non-whitespace-character-count="1629"/>
  </office:meta>
</office:document-meta>
</file>